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middle" draw:auto-grow-height="false" fo:min-height="2.728cm" fo:min-width="2.478cm"/>
    </style:style>
    <style:style style:name="gr2" style:family="graphic" style:parent-style-name="Filled_20_Yellow">
      <style:graphic-properties draw:textarea-vertical-align="middle" draw:auto-grow-height="false" fo:min-height="0.938cm" fo:min-width="1.773cm"/>
    </style:style>
    <style:style style:name="gr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loext:graphic-properties draw:fill="solid" draw:fill-color="#81d41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background-color="#b4c7dc"/>
    </style:style>
    <style:style style:name="P4" style:family="paragraph">
      <loext:graphic-properties draw:fill="none" draw:fill-color="#ffffff"/>
      <style:paragraph-properties style:writing-mode="lr-tb"/>
      <style:text-properties fo:color="#000000" style:text-line-through-style="none" style:text-line-through-type="none" style:font-name="Ubuntu" fo:font-size="20pt" fo:font-style="normal" fo:text-shadow="none" fo:font-weight="bold" fo:background-color="#b4c7dc" style:font-size-asian="20pt" style:font-style-asian="normal" style:font-weight-asian="bold" style:font-size-complex="20pt" style:font-style-complex="normal" style:font-weight-complex="bold"/>
    </style:style>
    <style:style style:name="T1" style:family="text">
      <style:text-properties fo:color="#000000" style:text-line-through-style="none" style:text-line-through-type="none" style:font-name="Ubuntu" fo:font-size="20pt" fo:font-style="normal" fo:text-shadow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3.3cm" svg:height="3.3cm" svg:x="1.5cm" svg:y="1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7cm" svg:height="2.3cm" draw:transform="rotate (1.5707963267949) translate (2cm 4.2cm)">
          <text:p/>
          <draw:enhanced-geometry draw:mirror-horizontal="false" draw:mirror-vertic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" draw:text-style-name="P4" draw:layer="layout" svg:width="2.8cm" svg:height="1.1cm" svg:x="1.826cm" svg:y="1.828cm">
          <draw:text-box>
            <text:p text:style-name="P3"><text:span text:style-name="T1">SPEED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pitch="variable"/>
    <style:font-face style:name="Ubuntu" svg:font-family="Ubuntu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8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="solid" draw:fill-color="#813709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28cm" fo:margin-bottom="23.327cm" fo:margin-left="1.426cm" fo:margin-right="16.66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02T00:31:56.207490367</meta:creation-date>
    <dc:date>2020-04-02T03:47:47.503683494</dc:date>
    <meta:editing-duration>PT19M47S</meta:editing-duration>
    <meta:editing-cycles>4</meta:editing-cycles>
    <meta:generator>LibreOffice/6.3.5.2$Linux_X86_64 LibreOffice_project/30$Build-2</meta:generator>
    <meta:document-statistic meta:object-count="3"/>
  </office:meta>
</office:document-meta>
</file>